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75in" fo:margin-left="-0.075in" fo:margin-top="0in" fo:margin-bottom="0in" table:align="left" style:writing-mode="lr-tb"/>
    </style:style>
    <style:style style:name="Table1.A" style:family="table-column">
      <style:table-column-properties style:column-width="7.5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2" style:family="table">
      <style:table-properties style:width="7.575in" fo:margin-left="-0.075in" fo:margin-top="0in" fo:margin-bottom="0in" table:align="left" style:writing-mode="lr-tb"/>
    </style:style>
    <style:style style:name="Table2.A" style:family="table-column">
      <style:table-column-properties style:column-width="7.57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Intense_20_Emphasis">Program Cover Sheet</text:span><text:bookmark text:name="_GoBack"/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Name: Nathan Gaffney</text:p>
          </table:table-cell>
        </table:table-row>
        <table:table-row table:style-name="Table1.1">
          <table:table-cell table:style-name="Table1.A1" office:value-type="string">
            <text:p text:style-name="P1">Assignment: Assignment 3</text:p>
          </table:table-cell>
        </table:table-row>
        <table:table-row table:style-name="Table1.1">
          <table:table-cell table:style-name="Table1.A1" office:value-type="string">
            <text:p text:style-name="P1">List any parts of the assignment that do not work/were not completed:</text:p>
            <text:p text:style-name="P1">The program is unfinished. Currently it will not schedule passengers. Multiple files can not be used, and there is no UI.</text:p>
            <text:p text:style-name="P1">I do not know why but I have to execute the program with the command:</text:p>
            <text:p text:style-name="P1">java -classpath ".;sqlite-jdbc-3.27.2.1.jar" assignment3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Instructor’s Comments: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Grade:</text:p>
          </table:table-cell>
        </table:table-row>
      </table:table>
      <text:p text:style-name="P1"/>
      <text:p text:style-name="P1">Program Submission Requirements: (1) all files, zipped and uploaded to Canvas and (2) a completed cover sheet, program execution screenshots and source code printed, <text:span text:style-name="T1">stapled</text:span> and turned in during class. <text:s/>Failure to follow the submission requirements will result in points lost on that particular assign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 D. James</meta:initial-creator>
    <meta:editing-cycles>9</meta:editing-cycles>
    <meta:creation-date>2013-12-14T12:26:00</meta:creation-date>
    <dc:date>2019-10-22T09:41:47.91</dc:date>
    <meta:editing-duration>PT8S</meta:editing-duration>
    <meta:generator>OpenOffice/4.1.6$Win32 OpenOffice.org_project/416m1$Build-9790</meta:generator>
    <meta:document-statistic meta:table-count="2" meta:image-count="0" meta:object-count="0" meta:page-count="1" meta:paragraph-count="10" meta:word-count="109" meta:character-count="7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